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90000008A66CCE540B62A0CC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ans Serif" svg:font-family="'MS Sans Serif'" style:font-family-generic="swiss" style:font-pitch="variable"/>
    <style:font-face style:name="MS Serif" svg:font-family="'M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7.246cm" table:align="center" style:writing-mode="lr-tb"/>
    </style:style>
    <style:style style:name="Tableau1.A" style:family="table-column">
      <style:table-column-properties style:column-width="5.74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4" style:family="table-row">
      <style:table-row-properties style:min-row-height="0.778cm" fo:keep-together="auto"/>
    </style:style>
    <style:style style:name="Tableau1.A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2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  <style:text-properties officeooo:paragraph-rsid="0017a702"/>
    </style:style>
    <style:style style:name="P3" style:family="paragraph" style:parent-style-name="Header" style:list-style-name="">
      <style:text-properties fo:language="fr" fo:country="FR"/>
    </style:style>
    <style:style style:name="P4" style:family="paragraph" style:parent-style-name="Header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</style:style>
    <style:style style:name="P5" style:family="paragraph" style:parent-style-name="Header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  <style:text-properties fo:color="#0000ff" loext:opacity="100%" fo:font-weight="bold" style:font-weight-asian="bold"/>
    </style:style>
    <style:style style:name="P6" style:family="paragraph" style:parent-style-name="Header">
      <style:paragraph-properties fo:margin-top="0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  <style:text-properties fo:color="#0000ff" loext:opacity="100%" fo:font-weight="bold" officeooo:paragraph-rsid="0017a702" style:font-weight-asian="bold"/>
    </style:style>
    <style:style style:name="P7" style:family="paragraph" style:parent-style-name="NormalIdent">
      <style:paragraph-properties fo:margin-top="0cm" fo:margin-bottom="0cm" style:contextual-spacing="false"/>
      <style:text-properties fo:color="#0000ff" loext:opacity="100%" fo:font-size="2pt" fo:language="fr" fo:country="CA" fo:font-weight="bold" style:font-size-asian="2pt" style:font-weight-asian="bold" style:font-size-complex="2pt"/>
    </style:style>
    <style:style style:name="P8" style:family="paragraph" style:parent-style-name="Standard" style:master-page-name="Standard">
      <style:paragraph-properties fo:text-align="center" style:justify-single-word="false" style:page-number="1" style:border-line-width-top="0.106cm 0.026cm 0.026cm" fo:padding-left="0cm" fo:padding-right="0cm" fo:padding-top="0.035cm" fo:padding-bottom="0cm" fo:border-left="none" fo:border-right="none" fo:border-top="4.51pt double #000000" fo:border-bottom="none" style:shadow="none"/>
      <style:text-properties fo:font-variant="small-caps" fo:font-size="24pt" fo:language="fr" fo:country="FR" fo:font-weight="bold" style:font-size-asian="24pt" style:language-asian="none" style:country-asian="none" style:font-weight-asian="bold"/>
    </style:style>
    <style:style style:name="P9" style:family="paragraph" style:parent-style-name="Standard">
      <style:paragraph-properties fo:text-align="center" style:justify-single-word="false" style:border-line-width-top="0.106cm 0.026cm 0.026cm" fo:padding-left="0cm" fo:padding-right="0cm" fo:padding-top="0.035cm" fo:padding-bottom="0cm" fo:border-left="none" fo:border-right="none" fo:border-top="4.51pt double #000000" fo:border-bottom="none" style:shadow="none"/>
      <style:text-properties fo:font-variant="small-caps" fo:color="#0000ff" loext:opacity="100%" fo:font-size="24pt" fo:font-weight="bold" style:font-size-asian="24pt" style:font-weight-asian="bold"/>
    </style:style>
    <style:style style:name="P10" style:family="paragraph" style:parent-style-name="Standard">
      <style:paragraph-properties fo:text-align="center" style:justify-single-word="false" style:border-line-width-top="0.106cm 0.026cm 0.026cm" fo:padding-left="0cm" fo:padding-right="0cm" fo:padding-top="0.035cm" fo:padding-bottom="0cm" fo:border-left="none" fo:border-right="none" fo:border-top="4.51pt double #000000" fo:border-bottom="none" style:shadow="none"/>
      <style:text-properties fo:font-variant="small-caps" fo:color="#000000" loext:opacity="100%" fo:font-size="24pt" fo:font-weight="bold" officeooo:rsid="00172a6a" officeooo:paragraph-rsid="00172a6a" style:font-size-asian="24pt" style:font-weight-asian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  <style:text-properties officeooo:paragraph-rsid="0017a702"/>
    </style:style>
    <style:style style:name="P13" style:family="paragraph" style:parent-style-name="Standard">
      <style:paragraph-properties fo:text-align="end" style:justify-single-word="false"/>
      <style:text-properties fo:font-size="24pt" style:font-size-asian="24pt"/>
    </style:style>
    <style:style style:name="P14" style:family="paragraph" style:parent-style-name="Standard">
      <style:paragraph-properties fo:text-align="end" style:justify-single-word="false"/>
      <style:text-properties fo:font-size="14pt" style:font-size-asian="14pt"/>
    </style:style>
    <style:style style:name="P15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16" style:family="paragraph" style:parent-style-name="Standard">
      <style:paragraph-properties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paragraph-properties fo:margin-top="0.106cm" fo:margin-bottom="0.106cm" style:contextual-spacing="false" fo:text-align="center" style:justify-single-word="false"/>
      <style:text-properties fo:language="fr" fo:country="FR" fo:font-weight="bold" style:font-weight-asian="bold"/>
    </style:style>
    <style:style style:name="P19" style:family="paragraph" style:parent-style-name="Standard">
      <style:paragraph-properties fo:margin-top="0.106cm" fo:margin-bottom="0.106cm" style:contextual-spacing="false" style:snap-to-layout-grid="false"/>
      <style:text-properties fo:language="fr" fo:country="FR" fo:font-weight="bold" officeooo:rsid="002d174c" officeooo:paragraph-rsid="002d174c" style:font-weight-asian="bold"/>
    </style:style>
    <style:style style:name="P20" style:family="paragraph" style:parent-style-name="Standard">
      <style:paragraph-properties fo:margin-top="0.106cm" fo:margin-bottom="0.106cm" style:contextual-spacing="false" style:snap-to-layout-grid="false"/>
      <style:text-properties fo:language="fr" fo:country="FR" fo:font-weight="bold" officeooo:rsid="002f6328" officeooo:paragraph-rsid="002f6328" style:font-weight-asian="bold" style:font-weight-complex="bold"/>
    </style:style>
    <style:style style:name="P21" style:family="paragraph" style:parent-style-name="Standard">
      <style:paragraph-properties fo:margin-top="0.106cm" fo:margin-bottom="0.106cm" style:contextual-spacing="false" style:snap-to-layout-grid="false"/>
      <style:text-properties fo:language="fr" fo:country="FR" fo:font-weight="bold" officeooo:rsid="0031faed" officeooo:paragraph-rsid="0031faed" style:font-weight-asian="bold" style:font-weight-complex="bold"/>
    </style:style>
    <style:style style:name="P22" style:family="paragraph" style:parent-style-name="Standard">
      <style:paragraph-properties fo:margin-top="0.106cm" fo:margin-bottom="0.106cm" style:contextual-spacing="false" style:snap-to-layout-grid="false"/>
      <style:text-properties fo:language="fr" fo:country="FR"/>
    </style:style>
    <style:style style:name="P23" style:family="paragraph" style:parent-style-name="Standard">
      <style:text-properties fo:language="fr" fo:country="FR" officeooo:rsid="001ccb45" officeooo:paragraph-rsid="001ccb45"/>
    </style:style>
    <style:style style:name="P24" style:family="paragraph" style:parent-style-name="Standard">
      <style:text-properties fo:language="fr" fo:country="FR" officeooo:paragraph-rsid="001fd82f"/>
    </style:style>
    <style:style style:name="P25" style:family="paragraph" style:parent-style-name="Standard">
      <style:paragraph-properties fo:margin-top="0.106cm" fo:margin-bottom="0.106cm" style:contextual-spacing="false" style:snap-to-layout-grid="false"/>
      <style:text-properties fo:language="fr" fo:country="FR" officeooo:rsid="002d174c" officeooo:paragraph-rsid="002d174c"/>
    </style:style>
    <style:style style:name="P26" style:family="paragraph" style:parent-style-name="Standard">
      <style:paragraph-properties fo:margin-top="0.106cm" fo:margin-bottom="0.106cm" style:contextual-spacing="false" style:snap-to-layout-grid="false"/>
      <style:text-properties fo:language="fr" fo:country="FR" officeooo:rsid="002f6328" officeooo:paragraph-rsid="002f6328"/>
    </style:style>
    <style:style style:name="P27" style:family="paragraph" style:parent-style-name="Standard">
      <style:paragraph-properties fo:margin-top="0.106cm" fo:margin-bottom="0.106cm" style:contextual-spacing="false" style:snap-to-layout-grid="false"/>
      <style:text-properties fo:language="fr" fo:country="FR" officeooo:rsid="0031faed" officeooo:paragraph-rsid="0031faed"/>
    </style:style>
    <style:style style:name="P28" style:family="paragraph" style:parent-style-name="Standard">
      <style:text-properties fo:color="#000000" loext:opacity="100%" fo:font-size="12pt" fo:font-style="normal" officeooo:rsid="001928d5" officeooo:paragraph-rsid="001928d5" style:font-size-asian="12pt" style:font-style-asian="normal" style:font-size-complex="12pt" style:font-style-complex="normal"/>
    </style:style>
    <style:style style:name="P29" style:family="paragraph" style:parent-style-name="Standard">
      <style:text-properties fo:color="#000000" loext:opacity="100%" fo:font-size="12pt" fo:font-style="normal" officeooo:rsid="0034ac2d" officeooo:paragraph-rsid="0034ac2d" style:font-size-asian="12pt" style:font-style-asian="normal" style:font-size-complex="12pt" style:font-style-complex="normal"/>
    </style:style>
    <style:style style:name="P30" style:family="paragraph" style:parent-style-name="Standard">
      <style:text-properties fo:color="#000000" loext:opacity="100%" fo:font-size="12pt" fo:language="fr" fo:country="FR" fo:font-style="normal" officeooo:rsid="001d8a7f" officeooo:paragraph-rsid="001d8a7f" style:font-size-asian="10.5pt" style:font-style-asian="normal" style:font-size-complex="12pt" style:font-style-complex="normal"/>
    </style:style>
    <style:style style:name="P31" style:family="paragraph" style:parent-style-name="Standard">
      <style:text-properties fo:color="#000000" loext:opacity="100%" fo:font-size="12pt" fo:language="fr" fo:country="FR" fo:font-style="normal" officeooo:paragraph-rsid="001d8a7f" style:font-size-asian="10.5pt" style:font-style-asian="normal"/>
    </style:style>
    <style:style style:name="P32" style:family="paragraph" style:parent-style-name="Standard">
      <style:text-properties fo:color="#000000" loext:opacity="100%" fo:font-size="12pt" fo:language="fr" fo:country="FR" fo:font-style="normal" officeooo:paragraph-rsid="0021a881" style:font-size-asian="10.5pt" style:font-style-asian="normal"/>
    </style:style>
    <style:style style:name="P33" style:family="paragraph" style:parent-style-name="Standard">
      <style:text-properties fo:color="#000000" loext:opacity="100%" fo:font-size="12pt" fo:language="fr" fo:country="FR" fo:font-style="normal" officeooo:paragraph-rsid="002b2ff0" style:font-size-asian="10.5pt" style:font-style-asian="normal"/>
    </style:style>
    <style:style style:name="P34" style:family="paragraph" style:parent-style-name="Standard">
      <style:text-properties officeooo:rsid="00196716" officeooo:paragraph-rsid="00196716"/>
    </style:style>
    <style:style style:name="P35" style:family="paragraph" style:parent-style-name="Standard">
      <style:text-properties officeooo:paragraph-rsid="0021a881"/>
    </style:style>
    <style:style style:name="P36" style:family="paragraph" style:parent-style-name="Standard">
      <style:text-properties officeooo:paragraph-rsid="002a0d0a"/>
    </style:style>
    <style:style style:name="P37" style:family="paragraph" style:parent-style-name="TM_20_1">
      <style:paragraph-properties>
        <style:tab-stops>
          <style:tab-stop style:position="1.27cm"/>
          <style:tab-stop style:position="16.498cm" style:type="right" style:leader-style="dotted" style:leader-text="."/>
        </style:tab-stops>
      </style:paragraph-properties>
    </style:style>
    <style:style style:name="P38" style:family="paragraph" style:parent-style-name="TableDesMatières" style:master-page-name="Conversion_20_1">
      <style:paragraph-properties fo:margin-top="0cm" fo:margin-bottom="0cm" style:contextual-spacing="false" fo:text-align="center" style:justify-single-word="false" style:page-number="1" fo:break-before="auto" fo:break-after="auto" fo:padding="0cm" fo:border="none" style:shadow="none"/>
      <style:text-properties fo:color="#0000ff" loext:opacity="100%" fo:font-size="8pt" fo:language="fr" fo:country="CA" fo:font-weight="bold" style:font-size-asian="8pt" style:font-weight-asian="bold"/>
    </style:style>
    <style:style style:name="P39" style:family="paragraph" style:parent-style-name="TableDesMatières">
      <style:paragraph-properties fo:margin-top="0cm" fo:margin-bottom="0cm" style:contextual-spacing="false" fo:text-align="center" style:justify-single-word="false" fo:break-before="auto" fo:break-after="auto" fo:padding="0cm" fo:border="none" style:shadow="none"/>
      <style:text-properties fo:color="#0000ff" loext:opacity="100%" fo:font-size="18pt" fo:language="fr" fo:country="CA" fo:font-weight="bold" style:font-size-asian="18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2a6a" style:font-weight-asian="bold"/>
    </style:style>
    <style:style style:name="T3" style:family="text">
      <style:text-properties fo:color="#0000ff" loext:opacity="100%" fo:font-size="10pt" fo:language="fr" fo:country="FR" fo:font-style="italic" style:font-size-asian="10pt" style:font-style-asian="italic"/>
    </style:style>
    <style:style style:name="T4" style:family="text">
      <style:text-properties fo:color="#0000ff" loext:opacity="100%" fo:font-weight="bold" style:font-weight-asian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2a0d0a"/>
    </style:style>
    <style:style style:name="T7" style:family="text">
      <style:text-properties fo:font-variant="normal" fo:text-transform="none" fo:language="fr" fo:country="FR" fo:font-weight="normal" style:language-asian="none" style:country-asian="none" style:font-weight-asian="normal" style:font-weight-complex="normal"/>
    </style:style>
    <style:style style:name="T8" style:family="text">
      <style:text-properties fo:font-variant="normal" fo:text-transform="none" fo:language="fr" fo:country="FR" style:language-asian="none" style:country-asian="none"/>
    </style:style>
    <style:style style:name="T9" style:family="text">
      <style:text-properties fo:language="none" fo:country="none" style:language-asian="none" style:country-asian="none"/>
    </style:style>
    <style:style style:name="T10" style:family="text">
      <style:text-properties fo:font-size="9.5pt" style:font-size-asian="9.5pt"/>
    </style:style>
    <style:style style:name="T11" style:family="text">
      <style:text-properties fo:font-size="9.5pt" officeooo:rsid="0017a702" style:font-size-asian="9.5pt"/>
    </style:style>
    <style:style style:name="T12" style:family="text">
      <style:text-properties fo:font-size="9.5pt" officeooo:rsid="0037c6c2" style:font-size-asian="9.5pt"/>
    </style:style>
    <style:style style:name="T13" style:family="text">
      <style:text-properties officeooo:rsid="00172a6a"/>
    </style:style>
    <style:style style:name="T14" style:family="text">
      <style:text-properties officeooo:rsid="001a03d1"/>
    </style:style>
    <style:style style:name="T15" style:family="text">
      <style:text-properties officeooo:rsid="001bac4f"/>
    </style:style>
    <style:style style:name="T16" style:family="text">
      <style:text-properties officeooo:rsid="001f0876"/>
    </style:style>
    <style:style style:name="T17" style:family="text">
      <style:text-properties officeooo:rsid="001d8a7f" style:font-size-complex="12pt" style:font-style-complex="normal"/>
    </style:style>
    <style:style style:name="T18" style:family="text">
      <style:text-properties officeooo:rsid="0021a881" style:font-size-complex="12pt" style:font-style-complex="normal"/>
    </style:style>
    <style:style style:name="T19" style:family="text">
      <style:text-properties officeooo:rsid="002b2ff0" style:font-size-complex="12pt" style:font-style-complex="normal"/>
    </style:style>
    <style:style style:name="T20" style:family="text">
      <style:text-properties officeooo:rsid="0037c6c2" style:font-size-complex="12pt" style:font-style-complex="normal"/>
    </style:style>
    <style:style style:name="T21" style:family="text">
      <style:text-properties officeooo:rsid="001fd82f"/>
    </style:style>
    <style:style style:name="T22" style:family="text">
      <style:text-properties fo:color="#000000" loext:opacity="100%" fo:font-size="12pt" fo:language="fr" fo:country="FR" fo:font-style="normal" officeooo:rsid="0021a881" style:font-size-asian="10.5pt" style:font-style-asian="normal" style:font-size-complex="12pt" style:font-style-complex="normal"/>
    </style:style>
    <style:style style:name="T23" style:family="text">
      <style:text-properties officeooo:rsid="00267803"/>
    </style:style>
    <style:style style:name="T24" style:family="text">
      <style:text-properties officeooo:rsid="002e9f0e"/>
    </style:style>
    <style:style style:name="T25" style:family="text">
      <style:text-properties officeooo:rsid="002f6328"/>
    </style:style>
    <style:style style:name="T26" style:family="text">
      <style:text-properties officeooo:rsid="00312d68"/>
    </style:style>
    <style:style style:name="T27" style:family="text">
      <style:text-properties officeooo:rsid="0031faed"/>
    </style:style>
    <style:style style:name="T28" style:family="text">
      <style:text-properties officeooo:rsid="00365e9a"/>
    </style:style>
    <style:style style:name="T2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text:s/></text:p>
      <text:p text:style-name="P10"/>
      <text:p text:style-name="P10"/>
      <text:p text:style-name="P10"/>
      <text:p text:style-name="P10"/>
      <text:p text:style-name="P10">Le Tombeau Du Désert Ardent</text:p>
      <text:p text:style-name="P13"/>
      <text:p text:style-name="P13"/>
      <text:p text:style-name="P11"/>
      <text:p text:style-name="P11"/>
      <text:p text:style-name="P11"/>
      <text:p text:style-name="P14"/>
      <text:p text:style-name="P15"/>
      <text:p text:style-name="P16"/>
      <text:p text:style-name="P16"/>
      <text:p text:style-name="P11"><text:span text:style-name="T1">Document rédigé par </text:span><text:span text:style-name="T2">FOUQUERAY Victor</text:span></text:p>
      <text:p text:style-name="P11">Version <text:span text:style-name="T13">1.0</text:span> – <text:span text:style-name="T13">09</text:span>/<text:span text:style-name="T13">02</text:span>/<text:span text:style-name="T13">2023</text:span></text:p>
      <text:p text:style-name="P38"/>
      <text:p text:style-name="P39">Table des matières</text:p>
      <text:p text:style-name="P7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693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7"><text:a xlink:type="simple" xlink:href="#__RefHeading___Toc308421388" text:style-name="Index_20_Link_20__28_user_29_" text:visited-style-name="Index_20_Link_20__28_user_29_"><text:span text:style-name="T9">1.</text:span><text:span text:style-name="T7"><text:tab/></text:span><text:span text:style-name="T9">Contexte du projet<text:tab/>2</text:span></text:a></text:p>
          <text:p text:style-name="Contents_20_2"><text:a xlink:type="simple" xlink:href="#__RefHeading___Toc308421389" text:style-name="Index_20_Link_20__28_user_29_" text:visited-style-name="Index_20_Link_20__28_user_29_">1.1<text:span text:style-name="T8"><text:tab/></text:span>Situation du projet<text:tab/>2</text:a></text:p>
          <text:p text:style-name="Contents_20_2"><text:a xlink:type="simple" xlink:href="#__RefHeading___Toc308421390" text:style-name="Index_20_Link_20__28_user_29_" text:visited-style-name="Index_20_Link_20__28_user_29_">1.2<text:span text:style-name="T8"><text:tab/></text:span>Enjeux et finalité du projet<text:tab/>2</text:a></text:p>
          <text:p text:style-name="Contents_20_2"><text:a xlink:type="simple" xlink:href="#__RefHeading___Toc308421391" text:style-name="Index_20_Link_20__28_user_29_" text:visited-style-name="Index_20_Link_20__28_user_29_">1.3<text:span text:style-name="T8"><text:tab/></text:span>Études déjà effectuées<text:tab/>2</text:a></text:p>
          <text:p text:style-name="Contents_20_2"><text:a xlink:type="simple" xlink:href="#__RefHeading___Toc308421392" text:style-name="Index_20_Link_20__28_user_29_" text:visited-style-name="Index_20_Link_20__28_user_29_">1.4<text:span text:style-name="T8"><text:tab/></text:span>Études menées sur des sujets voisins<text:tab/>2</text:a></text:p>
          <text:p text:style-name="Contents_20_2"><text:a xlink:type="simple" xlink:href="#__RefHeading___Toc308421393" text:style-name="Index_20_Link_20__28_user_29_" text:visited-style-name="Index_20_Link_20__28_user_29_">1.5<text:span text:style-name="T8"><text:tab/></text:span>Suites prévues<text:tab/>2</text:a></text:p>
          <text:p text:style-name="Contents_20_2"><text:a xlink:type="simple" xlink:href="#__RefHeading___Toc308421394" text:style-name="Index_20_Link_20__28_user_29_" text:visited-style-name="Index_20_Link_20__28_user_29_">1.6<text:span text:style-name="T8"><text:tab/></text:span>Objectifs du projet et nature des prestations demandées<text:tab/>2</text:a></text:p>
          <text:p text:style-name="Contents_20_2"><text:a xlink:type="simple" xlink:href="#__RefHeading___Toc308421395" text:style-name="Index_20_Link_20__28_user_29_" text:visited-style-name="Index_20_Link_20__28_user_29_">1.7<text:span text:style-name="T8"><text:tab/></text:span>Périmètre du projet - Parties concernées par le déroulement du projet et ses résultats (demandeurs, utilisateurs)<text:tab/>2</text:a></text:p>
          <text:p text:style-name="P37"><text:a xlink:type="simple" xlink:href="#__RefHeading___Toc308421397" text:style-name="Index_20_Link_20__28_user_29_" text:visited-style-name="Index_20_Link_20__28_user_29_"><text:span text:style-name="T9">2.</text:span><text:span text:style-name="T7"><text:tab/></text:span><text:span text:style-name="T9">Énoncé du besoin<text:tab/>3</text:span></text:a></text:p>
          <text:p text:style-name="P37"><text:a xlink:type="simple" xlink:href="#__RefHeading___Toc308421398" text:style-name="Index_20_Link_20__28_user_29_" text:visited-style-name="Index_20_Link_20__28_user_29_"><text:span text:style-name="T9">3.</text:span><text:span text:style-name="T7"><text:tab/></text:span><text:span text:style-name="T9">Contraintes du projet<text:tab/>3</text:span></text:a></text:p>
          <text:p text:style-name="P37"><text:a xlink:type="simple" xlink:href="#__RefHeading___Toc308421399" text:style-name="Index_20_Link_20__28_user_29_" text:visited-style-name="Index_20_Link_20__28_user_29_"><text:span text:style-name="T9">4.</text:span><text:span text:style-name="T7"><text:tab/></text:span><text:span text:style-name="T9">Liens inter-projets<text:tab/>3</text:span></text:a></text:p>
          <text:p text:style-name="P37"><text:a xlink:type="simple" xlink:href="#__RefHeading___Toc308421400" text:style-name="Index_20_Link_20__28_user_29_" text:visited-style-name="Index_20_Link_20__28_user_29_"><text:span text:style-name="T9">5.</text:span><text:span text:style-name="T7"><text:tab/></text:span><text:span text:style-name="T9">Risques et difficultés majeurs du projet<text:tab/>3</text:span></text:a></text:p>
          <text:p text:style-name="P37"><text:a xlink:type="simple" xlink:href="#__RefHeading___Toc308421401" text:style-name="Index_20_Link_20__28_user_29_" text:visited-style-name="Index_20_Link_20__28_user_29_"><text:span text:style-name="T9">6.</text:span><text:span text:style-name="T7"><text:tab/></text:span><text:span text:style-name="T9">Facteurs de succès du projet<text:tab/>4</text:span></text:a></text:p>
        </text:index-body>
      </text:table-of-content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list xml:id="list440252176" text:style-name="WW8Num16">
        <text:list-item>
          <text:h text:style-name="Heading_20_1" text:outline-level="1"><text:tab/><text:bookmark-start text:name="__RefHeading___Toc308421388"/>Contexte du projet<text:bookmark-end text:name="__RefHeading___Toc308421388"/></text:h>
          <text:list>
            <text:list-item>
              <text:h text:style-name="Heading_20_2" text:outline-level="2"><text:bookmark-start text:name="__RefHeading___Toc308421389"/>Situation du projet<text:bookmark-end text:name="__RefHeading___Toc308421389"/></text:h>
            </text:list-item>
          </text:list>
        </text:list-item>
      </text:list>
      <text:p text:style-name="P28"><text:span text:style-name="T5">Pour le moment le projet en est encore a son début, toutes les librairies nécessaires ont été implémenter et quelques fonctions ont commencé a voir le jour tels que les fonctions de lancer de dés, les actions a effectuer en prenant en compte une statistique ainsi que la structure des statistique du personnage</text:span></text:p>
      <text:list xml:id="list101649522487749" text:continue-numbering="true" text:style-name="WW8Num16">
        <text:list-item>
          <text:list>
            <text:list-item>
              <text:h text:style-name="Heading_20_2" text:outline-level="2"><text:bookmark-start text:name="__RefHeading___Toc308421390"/>Enjeux et finalité du projet<text:bookmark-end text:name="__RefHeading___Toc308421390"/></text:h>
            </text:list-item>
          </text:list>
        </text:list-item>
      </text:list>
      <text:p text:style-name="P34">Les enjeux de ce projets sont de créer un jeux vidéo jouable et coder uniquement en langage C notamment via la librairie SDL2, on y joueras un personnage dont on créera les statistiques afin de bien pouvoir jouer le jeu de la façon dont on a envie <text:span text:style-name="T14">( En terme de combat si l’on préf</text:span><text:span text:style-name="T28">è</text:span><text:span text:style-name="T14">r</text:span><text:span text:style-name="T28">e</text:span><text:span text:style-name="T14"> jouer sur la défense ou l’attaque). </text:span><text:span text:style-name="T15">Ce projet a pour but de nous initié au lourd travail qu’est la gestion de projet dans un certain temps donner tout en développant nos connaissances informatique et le codage en langage C.</text:span></text:p>
      <text:list xml:id="list101649401835544" text:continue-numbering="true" text:style-name="WW8Num16">
        <text:list-item>
          <text:list>
            <text:list-item>
              <text:h text:style-name="Heading_20_2" text:outline-level="2"><text:bookmark-start text:name="__RefHeading___Toc308421391"/>Études déjà effectuées<text:bookmark-end text:name="__RefHeading___Toc308421391"/></text:h>
            </text:list-item>
          </text:list>
        </text:list-item>
      </text:list>
      <text:p text:style-name="P17"/>
      <text:list xml:id="list101648534690998" text:continue-numbering="true" text:style-name="WW8Num16">
        <text:list-item>
          <text:list>
            <text:list-item>
              <text:h text:style-name="Heading_20_2" text:outline-level="2"><text:bookmark-start text:name="__RefHeading___Toc308421392"/>Études menées sur des sujets voisins<text:bookmark-end text:name="__RefHeading___Toc308421392"/></text:h>
            </text:list-item>
          </text:list>
        </text:list-item>
      </text:list>
      <text:p text:style-name="P17"/>
      <text:list xml:id="list101647816905373" text:continue-numbering="true" text:style-name="WW8Num16">
        <text:list-item>
          <text:list>
            <text:list-item>
              <text:h text:style-name="Heading_20_2" text:outline-level="2"><text:bookmark-start text:name="__RefHeading___Toc308421393"/>Suites prévues<text:bookmark-end text:name="__RefHeading___Toc308421393"/></text:h>
            </text:list-item>
          </text:list>
        </text:list-item>
      </text:list>
      <text:p text:style-name="P23">Pour le moment aucune suite n’a été prévu pour ce projet.</text:p>
      <text:list xml:id="list101648012682023" text:continue-numbering="true" text:style-name="WW8Num16">
        <text:list-item>
          <text:list>
            <text:list-item>
              <text:h text:style-name="Heading_20_2" text:outline-level="2"><text:bookmark-start text:name="__RefHeading___Toc308421394"/>Objectifs du projet et nature des prestations demandées<text:bookmark-end text:name="__RefHeading___Toc308421394"/></text:h>
            </text:list-item>
          </text:list>
        </text:list-item>
      </text:list>
      <text:p text:style-name="P31"><text:span text:style-name="T17">Les objectifs de ce projet sont les suivants :</text:span></text:p>
      <text:p text:style-name="P30"><text:tab/>-<text:span text:style-name="T16">Le jeu est capable de se lancer</text:span></text:p>
      <text:p text:style-name="P30"><text:tab/>-<text:span text:style-name="T16">Le jeu est bien évidemment jouable (déplacement et combat)</text:span></text:p>
      <text:p text:style-name="P30"><text:tab/>-<text:span text:style-name="T16">Nous pouvons modifier les statistiques de notre personnage</text:span></text:p>
      <text:p text:style-name="P30"><text:tab/>-<text:span text:style-name="T16">On peut suivre l’histoire du jeu</text:span></text:p>
      <text:p text:style-name="P30"><text:tab/>-<text:span text:style-name="T16">Il y a plusieurs chemins possibles</text:span></text:p>
      <text:p text:style-name="P30"/>
      <text:list xml:id="list101648707957283" text:continue-numbering="true" text:style-name="WW8Num16">
        <text:list-item>
          <text:list>
            <text:list-item>
              <text:h text:style-name="Heading_20_2" text:outline-level="2"><text:bookmark-start text:name="__RefHeading___Toc308421395"/><text:soft-page-break/>Périmètre du projet - Parties concernées par le déroulement du projet et ses résultats (demandeurs, utilisateurs)<text:bookmark-end text:name="__RefHeading___Toc308421395"/></text:h>
            </text:list-item>
          </text:list>
        </text:list-item>
      </text:list>
      <text:p text:style-name="P24"><text:span text:style-name="T21">Le projet concernera surtout notre groupe de projet en terme de développement personnel ainsi que l’Université du Mans ainsi que les enseignants cadrant de ce projet en L2 Informatique</text:span></text:p>
      <text:list xml:id="list101648145040223" text:continue-numbering="true" text:style-name="WW8Num16">
        <text:list-item>
          <text:h text:style-name="Heading_20_1" text:outline-level="1"><text:tab/><text:bookmark-start text:name="__RefHeading___Toc308421397"/>Énoncé du besoin<text:bookmark-end text:name="__RefHeading___Toc308421397"/></text:h>
        </text:list-item>
      </text:list>
      <text:p text:style-name="P32"><text:span text:style-name="T18">Les attentes a atteindre sont les suivantes :</text:span></text:p>
      <text:p text:style-name="P35"><text:span text:style-name="T22"><text:tab/>-</text:span>Gérer un projet </text:p>
      <text:p text:style-name="P35"><text:span text:style-name="T22"><text:tab/>-</text:span>Créer et mettre en œuvre des algorithmes </text:p>
      <text:p text:style-name="P35"><text:tab/>-Mettre en place les Outils de Développement </text:p>
      <text:p text:style-name="P35"><text:tab/>-<text:span text:style-name="T23">Rédiger un rapport de projet</text:span></text:p>
      <text:list xml:id="list101647826088408" text:continue-numbering="true" text:style-name="WW8Num16">
        <text:list-item>
          <text:h text:style-name="Heading_20_1" text:outline-level="1"><text:tab/><text:bookmark-start text:name="__RefHeading___Toc308421398"/>Contraintes du projet<text:bookmark-end text:name="__RefHeading___Toc308421398"/></text:h>
        </text:list-item>
      </text:list>
      <text:p text:style-name="P36"><text:span text:style-name="T6">Les principales contraintes de ce sujet sont l’éloignement, en effet les membres du groupes ne vivent pas du tout au même endroit, les différences de milieux de travail, en effet 2 sous Windows et deux sous Linux ainsi que le peu de temps disponible pour réaliser le projet.</text:span></text:p>
      <text:list xml:id="list101648057149434" text:continue-numbering="true" text:style-name="WW8Num16">
        <text:list-item>
          <text:h text:style-name="Heading_20_1" text:outline-level="1"><text:tab/><text:bookmark-start text:name="__RefHeading___Toc308421399"/>Liens inter-projets<text:bookmark-end text:name="__RefHeading___Toc308421399"/></text:h>
        </text:list-item>
      </text:list>
      <text:p text:style-name="P33"><text:span text:style-name="T19">Ce projet n’a aucun lien avec un autre projet si ce n’est l’apprentissage des années universitaire </text:span><text:span text:style-name="T20">ou pour le monde du travail</text:span></text:p>
      <text:list xml:id="list101649261760991" text:continue-numbering="true" text:style-name="WW8Num16">
        <text:list-item>
          <text:h text:style-name="Heading_20_1" text:outline-level="1"><text:tab/><text:bookmark-start text:name="__RefHeading___Toc308421400"/>Risques et difficultés majeurs du projet<text:bookmark-end text:name="__RefHeading___Toc308421400"/></text:h>
        </text:list-item>
      </text:list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8">Description</text:p>
          </table:table-cell>
          <table:table-cell table:style-name="Tableau1.A1" office:value-type="string">
            <text:p text:style-name="P18">Probabilité</text:p>
          </table:table-cell>
          <table:table-cell table:style-name="Tableau1.A1" office:value-type="string">
            <text:p text:style-name="P18">Impact</text:p>
          </table:table-cell>
        </table:table-row>
        <table:table-row table:style-name="Tableau1.1">
          <table:table-cell table:style-name="Tableau1.A2" office:value-type="string">
            <text:p text:style-name="P19">Incompa<text:span text:style-name="T24">tib</text:span>ilités Windows/Linux</text:p>
          </table:table-cell>
          <table:table-cell table:style-name="Tableau1.B2" office:value-type="string">
            <text:p text:style-name="P25">100 %</text:p>
          </table:table-cell>
          <table:table-cell table:style-name="Tableau1.C2" office:value-type="string">
            <text:p text:style-name="P25">Ne pas pouvoir compilé sous Windows, devoir prendre une machine virtuelle</text:p>
          </table:table-cell>
        </table:table-row>
        <table:table-row table:style-name="Tableau1.1">
          <table:table-cell table:style-name="Tableau1.A3" office:value-type="string">
            <text:p text:style-name="P20">Deadline</text:p>
          </table:table-cell>
          <table:table-cell table:style-name="Tableau1.B3" office:value-type="string">
            <text:p text:style-name="P26">50 %</text:p>
          </table:table-cell>
          <table:table-cell table:style-name="Tableau1.C3" office:value-type="string">
            <text:p text:style-name="P22">R<text:span text:style-name="T25">endre un projet non abouti</text:span></text:p>
          </table:table-cell>
        </table:table-row>
        <table:table-row table:style-name="Tableau1.4">
          <table:table-cell table:style-name="Tableau1.A4" office:value-type="string">
            <text:p text:style-name="P20">Communication</text:p>
          </table:table-cell>
          <table:table-cell table:style-name="Tableau1.B4" office:value-type="string">
            <text:p text:style-name="P26">25 %</text:p>
          </table:table-cell>
          <table:table-cell table:style-name="Tableau1.C4" office:value-type="string">
            <text:p text:style-name="P22">N<text:span text:style-name="T25">e pas réussir a bien s’organiser, avoir les mêmes programmes </text:span><text:span text:style-name="T26">ou des programmes fusionnelles</text:span></text:p>
          </table:table-cell>
        </table:table-row>
        <table:table-row table:style-name="Tableau1.4">
          <table:table-cell table:style-name="Tableau1.A5" office:value-type="string">
            <text:p text:style-name="P21">Compétences</text:p>
          </table:table-cell>
          <table:table-cell table:style-name="Tableau1.B5" office:value-type="string">
            <text:p text:style-name="P27">60 %</text:p>
          </table:table-cell>
          <table:table-cell table:style-name="Tableau1.C5" office:value-type="string">
            <text:p text:style-name="P22">C<text:span text:style-name="T27">ompétences semblables, le groupe est plutôt programmeur que designer</text:span></text:p>
          </table:table-cell>
        </table:table-row>
      </table:table>
      <text:p text:style-name="P17"/>
      <text:list xml:id="list101648055727488" text:continue-numbering="true" text:style-name="WW8Num16">
        <text:list-item>
          <text:h text:style-name="Heading_20_1" text:outline-level="1"><text:soft-page-break/>c<text:tab/><text:bookmark-start text:name="__RefHeading___Toc308421401"/>Facteurs de succès du projet<text:bookmark-end text:name="__RefHeading___Toc308421401"/></text:h>
        </text:list-item>
      </text:list>
      <text:p text:style-name="P29"><text:span text:style-name="T5">Le facteur de succès principale a ce projet est la cohésion d’équipe ainsi qu’une bonne organisation de celui ci, il faut que chacun travail de son coté et que l’on face des comptes rendus a chacun, la communication est primordia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ans Serif" svg:font-family="'MS Sans Serif'" style:font-family-generic="swiss" style:font-pitch="variable"/>
    <style:font-face style:name="MS Serif" svg:font-family="'M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WW8Num16" style:class="text">
      <style:paragraph-properties fo:keep-with-next="always">
        <style:tab-stops>
          <style:tab-stop style:position="0.751cm"/>
        </style:tab-stops>
      </style:paragraph-properties>
      <style:text-properties fo:text-transform="uppercase"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WW8Num16" style:class="text">
      <style:paragraph-properties fo:margin-left="1.9cm" fo:margin-right="0cm" fo:margin-top="0.212cm" fo:margin-bottom="0cm" style:contextual-spacing="false" fo:text-align="justify" style:justify-single-word="false" fo:text-indent="-0.9cm" style:auto-text-indent="false" fo:keep-with-next="always">
        <style:tab-stops>
          <style:tab-stop style:position="1.9cm"/>
        </style:tab-stops>
      </style:paragraph-properties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list-style-name="WW8Num16" style:class="text">
      <style:paragraph-properties fo:margin-left="3.251cm" fo:margin-right="0cm" fo:margin-top="0cm" fo:margin-bottom="0.212cm" style:contextual-spacing="false" fo:line-height="0.6cm" fo:text-align="justify" style:justify-single-word="false" fo:text-indent="-1.251cm" style:auto-text-indent="false" fo:keep-with-next="always"/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WW8Num16" style:class="text">
      <style:paragraph-properties fo:margin-left="0cm" fo:margin-right="-1.27cm" fo:text-align="end" style:justify-single-word="false" fo:text-indent="0cm" style:auto-text-indent="false" fo:keep-with-next="always"/>
      <style:text-properties fo:font-size="12pt" fo:language="fr" fo:country="FR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16" style:class="text">
      <style:paragraph-properties fo:margin-left="0cm" fo:margin-right="-1.27cm" fo:text-indent="0cm" style:auto-text-indent="false" fo:keep-with-next="always"/>
      <style:text-properties fo:language="fr" fo:country="F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WW8Num16" style:class="text">
      <style:paragraph-properties fo:margin-left="0cm" fo:margin-right="-1.27cm" fo:text-indent="0cm" style:auto-text-indent="false" fo:keep-with-next="always"/>
      <style:text-properties fo:font-size="12pt" fo:language="fr" fo:country="FR" style:font-size-asian="12pt"/>
    </style:style>
    <style:style style:name="Heading_20_7" style:display-name="Heading 7" style:family="paragraph" style:parent-style-name="Standard" style:next-style-name="Standard" style:default-outline-level="7" style:list-style-name="WW8Num16" style:class="text">
      <style:paragraph-properties fo:keep-with-next="always">
        <style:tab-stops>
          <style:tab-stop style:position="14.923cm" style:type="right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16" style:class="text">
      <style:paragraph-properties fo:text-align="end" style:justify-single-word="false" fo:keep-with-next="always"/>
      <style:text-properties fo:font-size="12pt" fo:language="fr" fo:country="FR" style:font-size-asian="12pt"/>
    </style:style>
    <style:style style:name="Heading_20_9" style:display-name="Heading 9" style:family="paragraph" style:parent-style-name="Standard" style:next-style-name="Standard" style:default-outline-level="9" style:list-style-name="WW8Num16" style:class="text">
      <style:paragraph-properties fo:text-align="center" style:justify-single-word="false" fo:keep-with-next="always"/>
      <style:text-properties fo:color="#000080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ectionTitle" style:family="paragraph" style:parent-style-name="Standard" style:next-style-name="Standard">
      <style:paragraph-properties fo:margin-top="0.953cm" fo:margin-bottom="0.953cm" style:contextual-spacing="false" fo:break-before="page" fo:padding-left="0cm" fo:padding-right="0cm" fo:padding-top="0cm" fo:padding-bottom="0.035cm" fo:border-left="none" fo:border-right="none" fo:border-top="none" fo:border-bottom="0.51pt solid #000000" style:shadow="none"/>
      <style:text-properties fo:text-transform="uppercase" fo:color="#000080" loext:opacity="100%" fo:font-size="20pt" fo:letter-spacing="0.141cm" fo:language="fr" fo:country="FR" style:font-size-asian="20pt"/>
    </style:style>
    <style:style style:name="Indent_20_1" style:display-name="Indent 1" style:family="paragraph" style:parent-style-name="Standard" style:list-style-name="WW8Num2">
      <style:paragraph-properties fo:margin-top="0.035cm" fo:margin-bottom="0.035cm" style:contextual-spacing="false" fo:keep-together="always"/>
      <style:text-properties fo:color="#000000" loext:opacity="100%"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dent_20_2" style:display-name="Indent 2" style:family="paragraph" style:parent-style-name="Indent_20_1" style:list-style-name="WW8Num2">
      <style:paragraph-properties fo:margin-left="0cm" fo:margin-right="0cm" fo:margin-top="0.035cm" fo:margin-bottom="0cm" style:contextual-spacing="false" fo:text-indent="-0.508cm" style:auto-text-indent="false"/>
    </style:style>
    <style:style style:name="NormalCondensé" style:family="paragraph" style:parent-style-name="Standard" style:next-style-name="Standard">
      <style:paragraph-properties fo:margin-left="2.54cm" fo:margin-right="0cm" fo:margin-top="0cm" fo:margin-bottom="0cm" style:contextual-spacing="false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08cm" fo:margin-right="0cm" fo:margin-top="0cm" fo:margin-bottom="0cm" style:contextual-spacing="false" fo:text-align="justify" style:justify-single-word="false" fo:text-indent="0cm" style:auto-text-indent="false"/>
    </style:style>
    <style:style style:name="NormalIdent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BulletNiveau1" style:family="paragraph" style:parent-style-name="NormalIdent" style:list-style-name="WW8Num18">
      <style:paragraph-properties fo:margin-left="3.131cm" fo:margin-right="0cm" fo:text-indent="-0.63cm" style:auto-text-indent="false"/>
    </style:style>
    <style:style style:name="NormalIdentBulletNiveau1" style:family="paragraph" style:parent-style-name="BulletNiveau1" style:next-style-name="Standard" style:list-style-name="">
      <style:paragraph-properties fo:margin-left="3.175cm" fo:margin-right="0cm" fo:margin-top="0.212cm" fo:margin-bottom="0cm" style:contextual-spacing="false" fo:text-indent="0cm" style:auto-text-indent="false"/>
    </style:style>
    <style:style style:name="TitreNiveau1" style:family="paragraph" style:parent-style-name="Heading_20_3" style:default-outline-level="" style:list-style-name="WW8Num16">
      <style:paragraph-properties fo:margin-top="0.212cm" fo:margin-bottom="0.212cm" style:contextual-spacing="false"/>
      <style:text-properties fo:text-transform="uppercase" fo:color="#0000ff" loext:opacity="100%" fo:font-size="14pt" fo:font-weight="normal" style:font-size-asian="14pt" style:font-weight-asian="normal"/>
    </style:style>
    <style:style style:name="TOCNiveau1" style:family="paragraph" style:parent-style-name="NormalIdent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size="12pt" style:font-size-asian="12pt"/>
    </style:style>
    <style:style style:name="TitreNiveau2" style:family="paragraph" style:parent-style-name="TitreNiveau1" style:next-style-name="Standard" style:list-style-name="WW8Num16">
      <style:paragraph-properties fo:margin-left="1.27cm" fo:margin-right="0cm" fo:margin-top="0.529cm" fo:margin-bottom="0.318cm" style:contextual-spacing="false" fo:text-indent="-1.251cm" style:auto-text-indent="false"/>
      <style:text-properties style:font-name="Book Antiqua" fo:font-family="'Book Antiqua'" style:font-family-generic="roman" style:font-pitch="variable" fo:font-size="20pt" style:font-size-asian="20pt" style:font-name-complex="Book Antiqua" style:font-family-complex="'Book Antiqua'" style:font-family-generic-complex="roman" style:font-pitch-complex="variable"/>
    </style:style>
    <style:style style:name="TOCNiveau2" style:family="paragraph" style:parent-style-name="TOCNiveau1" style:next-style-name="TOCNiveau1">
      <style:paragraph-properties fo:margin-left="2.54cm" fo:margin-right="0cm" fo:margin-top="0.212cm" fo:margin-bottom="0cm" style:contextual-spacing="false" fo:text-indent="0cm" style:auto-text-indent="false"/>
      <style:text-properties fo:font-size="10pt" style:font-size-asian="10pt"/>
    </style:style>
    <style:style style:name="Corps_20_de_20_texte_20_3" style:display-name="Corps de texte 3" style:family="paragraph" style:parent-style-name="Standard">
      <style:paragraph-properties fo:margin-top="0cm" fo:margin-bottom="0cm" style:contextual-spacing="false" fo:text-align="end" style:justify-single-word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_31_.1.1_20_texte" style:display-name="1.1.1 texte" style:family="paragraph" style:parent-style-name="Standard">
      <style:paragraph-properties fo:margin-left="3.33cm" fo:margin-right="0cm" fo:margin-top="0cm" fo:margin-bottom="0.212cm" style:contextual-spacing="false" fo:text-align="justify" style:justify-single-word="false" fo:text-indent="0cm" style:auto-text-indent="false"/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/>
    </style:style>
    <style:style style:name="Figure" style:family="paragraph" style:parent-style-name="NormalIdent" style:next-style-name="Standard" style:class="extra">
      <style:paragraph-properties fo:padding-left="0cm" fo:padding-right="0cm" fo:padding-top="0cm" fo:padding-bottom="0.035cm" fo:border-left="none" fo:border-right="none" fo:border-top="none" fo:border-bottom="0.51pt solid #808080" style:shadow="none">
        <style:tab-stops>
          <style:tab-stop style:position="5.08cm"/>
        </style:tab-stops>
      </style:paragraph-properties>
      <style:text-properties fo:font-style="italic" style:font-style-asian="italic"/>
    </style:style>
    <style:style style:name="NoteNiveau1" style:family="paragraph" style:parent-style-name="Standard" style:next-style-name="NormalIdent">
      <style:paragraph-properties fo:margin-left="2.54cm" fo:margin-right="0cm" fo:text-indent="0cm" style:auto-text-indent="false" fo:padding-left="0cm" fo:padding-right="0cm" fo:padding-top="0cm" fo:padding-bottom="0.035cm" fo:border-left="none" fo:border-right="none" fo:border-top="none" fo:border-bottom="0.51pt solid #808080" style:shadow="none"/>
      <style:text-properties fo:color="#808080" loext:opacity="100%" fo:font-style="italic" fo:font-weight="bold" style:font-style-asian="italic" style:font-weight-asian="bold"/>
    </style:style>
    <style:style style:name="TOCSection" style:family="paragraph" style:next-style-name="TOCNiveau1">
      <style:paragraph-properties fo:margin-left="1.27cm" fo:margin-right="0cm" fo:margin-top="0.635cm" fo:margin-bottom="0.212cm" style:contextual-spacing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808080" style:shadow="none" style:writing-mode="lr-tb"/>
      <style:text-properties fo:text-transform="uppercase" style:use-window-font-color="true" loext:opacity="0%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trait_20_corps_20_de_20_texte_20_2" style:display-name="Retrait corps de texte 2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fo:font-size="10pt" style:font-size-asian="10pt"/>
    </style:style>
    <style:style style:name="TitreNiveau3" style:family="paragraph" style:parent-style-name="Standard" style:next-style-name="NormalIdent">
      <style:paragraph-properties fo:margin-left="2.54cm" fo:margin-right="0cm" fo:margin-top="0.529cm" fo:margin-bottom="0.212cm" style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808080" style:shadow="none" fo:keep-with-next="always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s_20_de_20_texte_20_2" style:display-name="Corps de texte 2" style:family="paragraph" style:parent-style-name="Standard">
      <style:paragraph-properties fo:margin-left="0cm" fo:margin-right="-1.27cm" fo:text-indent="0cm" style:auto-text-indent="false"/>
      <style:text-properties fo:language="fr" fo:country="FR"/>
    </style:style>
    <style:style style:name="NormalTableau" style:family="paragraph">
      <style:paragraph-properties fo:margin-left="0.279cm" fo:margin-right="0cm" fo:orphans="2" fo:widows="2" fo:text-indent="0cm" style:auto-text-indent="false" style:writing-mode="lr-tb"/>
      <style:text-properties style:use-window-font-color="true" loext:opacity="0%" style:font-name="Book Antiqua" fo:font-family="'Book Antiqua'" style:font-family-generic="roman" style:font-pitch="variable" fo:font-size="10pt" fo:language="fr" fo:country="CA" style:font-name-asian="Times New Roman" style:font-family-asian="'Times New Roman'" style:font-family-generic-asian="roman" style:font-pitch-asian="variable" style:font-size-asian="10pt" style:language-asian="none" style:country-asian="none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nseignementSousItem" style:family="paragraph" style:parent-style-name="Standard" style:list-style-name="WW8Num19">
      <style:paragraph-properties fo:margin-top="0cm" fo:margin-bottom="0.423cm" style:contextual-spacing="false" fo:text-align="justify" style:justify-single-word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BulletNiveau2" style:family="paragraph" style:parent-style-name="BulletNiveau1" style:list-style-name="">
      <style:paragraph-properties fo:margin-left="0cm" fo:margin-right="0cm" fo:text-indent="0cm" style:auto-text-indent="false"/>
    </style:style>
    <style:style style:name="Protected_20_data" style:display-name="Protected data" style:family="paragraph" style:parent-style-name="Standard">
      <style:paragraph-properties fo:margin-top="0.212cm" fo:margin-bottom="0.212cm" style:contextual-spacing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1" style:display-name="Contents 1" style:family="paragraph" style:next-style-name="Standard" style:class="index">
      <style:paragraph-properties fo:margin-left="1.27cm" fo:margin-right="0cm" fo:margin-top="0.423cm" fo:margin-bottom="0.212cm" style:contextual-spacing="false" fo:orphans="2" fo:widows="2" fo:text-indent="0cm" style:auto-text-indent="false" style:writing-mode="lr-tb"/>
      <style:text-properties fo:text-transform="uppercase" style:use-window-font-color="true" loext:opacity="0%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parent-style-name="TOCNiveau1" style:next-style-name="Standard" style:class="index">
      <style:paragraph-properties fo:margin-left="1.27cm" fo:margin-right="0cm" fo:margin-top="0cm" fo:margin-bottom="0cm" style:contextual-spacing="false" fo:text-align="start" style:justify-single-word="false" fo:text-indent="-0.847cm" style:auto-text-indent="false">
        <style:tab-stops>
          <style:tab-stop style:position="1.693cm"/>
          <style:tab-stop style:position="16.498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language="none" fo:country="none" style:language-asian="none" style:country-asian="none" style:font-name-complex="Times New Roman" style:font-family-complex="'Times New Roman'" style:font-family-generic-complex="roman" style:font-pitch-complex="variable" style:font-size-complex="12pt"/>
    </style:style>
    <style:style style:name="Contents_20_3" style:display-name="Contents 3" style:family="paragraph" style:parent-style-name="TOCNiveau2" style:next-style-name="Standard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Tableau_20_en-tête_20_centrée" style:display-name="Tableau en-tête centrée" style:family="paragraph">
      <style:paragraph-properties fo:text-align="center" style:justify-single-word="false" fo:orphans="0" fo:widows="0" style:writing-mode="lr-tb"/>
      <style:text-properties style:use-window-font-color="true" loext:opacity="0%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TableDesMatières" style:family="paragraph" style:parent-style-name="SectionTitle" style:next-style-name="NormalIdent"/>
    <style:style style:name="Table" style:family="paragraph" style:class="extra">
      <style:paragraph-properties fo:orphans="0" fo:widows="0" fo:keep-with-next="always" style:writing-mode="lr-tb"/>
      <style:text-properties style:use-window-font-color="true" loext:opacity="0%" style:font-name="MS Serif" fo:font-family="'MS Serif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erif" style:font-family-complex="'MS Serif'" style:font-family-generic-complex="roman" style:font-pitch-complex="variable" style:font-size-complex="10pt" style:language-complex="ar" style:country-complex="SA"/>
    </style:style>
    <style:style style:name="Ligne_20_vide" style:display-name="Ligne vide" style:family="paragraph">
      <style:paragraph-properties fo:orphans="0" fo:widows="0" style:writing-mode="lr-tb"/>
      <style:text-properties style:use-window-font-color="true" loext:opacity="0%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_31__20__29_" style:display-name="1 )" style:family="paragraph" style:parent-style-name="Standard">
      <style:paragraph-properties fo:margin-left="1.6cm" fo:margin-right="0cm" fo:margin-top="0.212cm" fo:margin-bottom="0.212cm" style:contextual-spacing="false" fo:text-align="justify" style:justify-single-word="false" fo:text-indent="-0.813cm" style:auto-text-indent="false"/>
      <style:text-properties fo:font-size="10pt" style:font-size-asian="10pt"/>
    </style:style>
    <style:style style:name="_31_.1_20_texte" style:display-name="1.1 texte" style:family="paragraph" style:parent-style-name="Standard">
      <style:paragraph-properties fo:margin-left="1.6cm" fo:margin-right="0cm" fo:margin-top="0cm" fo:margin-bottom="0.212cm" style:contextual-spacing="false" fo:text-align="justify" style:justify-single-word="false" fo:orphans="0" fo:widows="0" fo:text-indent="0cm" style:auto-text-indent="false"/>
      <style:text-properties fo:color="#00008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M_20_1" style:display-name="TM 1" style:family="paragraph" style:next-style-name="Standard">
      <style:paragraph-properties fo:margin-top="0.212cm" fo:margin-bottom="0.212cm" style:contextual-spacing="false" fo:orphans="2" fo:widows="2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_31_.1.1_20_-" style:display-name="1.1.1 -" style:family="paragraph" style:parent-style-name="_31_.1.1_20_texte" style:list-style-name="WW8StyleNum">
      <style:paragraph-properties fo:margin-left="3.251cm" fo:margin-right="0cm" fo:orphans="0" fo:widows="0" fo:text-indent="-0.75cm" style:auto-text-indent="false"/>
      <style:text-properties fo:color="#00008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exte_20_1" style:display-name="Texte 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exte_20_2_20_et_20_3" style:display-name="Texte 2 et 3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_31__20_texte" style:display-name="1 texte" style:family="paragraph" style:parent-style-name="Standard">
      <style:paragraph-properties fo:margin-left="1.9cm" fo:margin-right="0cm" fo:margin-top="0.106cm" fo:margin-bottom="0.212cm" style:contextual-spacing="false" fo:text-align="justify" style:justify-single-word="false" fo:text-indent="0cm" style:auto-text-indent="false"/>
    </style:style>
    <style:style style:name="Niveau_20_1_20_Texte" style:display-name="Niveau 1 Texte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iveau_20_3_20_Retrait_20_1" style:display-name="Niveau 3 Retrait 1" style:family="paragraph" style:parent-style-name="Standard" style:list-style-name="WW8Num7">
      <style:paragraph-properties fo:margin-top="0.106cm" fo:margin-bottom="0cm" style:contextual-spacing="false" fo:text-align="justify" style:justify-single-word="false">
        <style:tab-stops>
          <style:tab-stop style:position="5.50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e_20_4" style:display-name="Texte 4" style:family="paragraph" style:parent-style-name="Standard" style:list-style-name="WW8Num4">
      <style:paragraph-properties fo:margin-top="0.212cm" fo:margin-bottom="0cm" style:contextual-spacing="false" fo:text-align="justify" style:justify-single-word="false">
        <style:tab-stops>
          <style:tab-stop style:position="2.75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" style:family="paragraph" style:parent-style-name="Standard" style:list-style-name="WW8Num5" style:class="extra">
      <style:paragraph-properties fo:margin-top="0cm" fo:margin-bottom="0cm" style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Commentaires_20_Saisie" style:display-name="Commentaires Saisie" style:family="paragraph" style:parent-style-name="Standard" style:next-style-name="Text_20_body">
      <style:paragraph-properties fo:margin-top="0.106cm" fo:margin-bottom="0.106cm" style:contextual-spacing="false" fo:text-align="justify" style:justify-single-word="false"/>
      <style:text-properties fo:color="#0000ff" loext:opacity="100%" style:font-name="Arial" fo:font-family="Arial" style:font-family-generic="swiss" style:font-pitch="variable" fo:font-size="11pt" fo:language="fr" fo:country="FR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Entête_20_tableau" style:display-name="Entête tableau" style:family="paragraph" style:parent-style-name="Standard" style:list-style-name="">
      <style:paragraph-properties fo:margin-left="0cm" fo:margin-right="0cm" fo:margin-top="0.071cm" fo:margin-bottom="0.071cm" style:contextual-spacing="false" fo:text-align="center" style:justify-single-word="false" fo:text-indent="0cm" style:auto-text-indent="false"/>
      <style:text-properties style:font-name="Arial Narrow" fo:font-family="'Arial Narrow'" style:font-family-generic="swiss" style:font-pitch="variable" fo:language="fr" fo:country="FR" fo:font-weight="bold" style:font-weight-asian="bold" style:font-name-complex="Arial Narrow" style:font-family-complex="'Arial Narrow'" style:font-family-generic-complex="swiss" style:font-pitch-complex="variable"/>
    </style:style>
    <style:style style:name="Tableau_20_Titre" style:display-name="Tableau Titre" style:family="paragraph" style:parent-style-name="Standard">
      <style:paragraph-properties fo:margin-top="0cm" fo:margin-bottom="0cm" style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use-window-font-color="true" loext:opacity="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Wingdings" fo:font-family="Wingdings" style:font-pitch="variable" style:font-charset="x-symbol" fo:font-size="15pt" style:font-size-asian="15pt" style:font-name-complex="Wingdings" style:font-family-complex="Wingdings" style:font-pitch-complex="variable" style:font-charset-complex="x-symbol"/>
    </style:style>
    <style:style style:name="WW8NumSt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-%1%" style:num-prefix="-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  <style:text-properties officeooo:paragraph-rsid="0017a702"/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  <style:text-properties fo:color="#0000ff" loext:opacity="100%" fo:font-weight="bold" officeooo:paragraph-rsid="0017a702" style:font-weight-asian="bold"/>
    </style:style>
    <style:style style:name="MP3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  <style:text-properties officeooo:paragraph-rsid="0017a702"/>
    </style:style>
    <style:style style:name="MP4" style:family="paragraph" style:parent-style-name="Header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</style:style>
    <style:style style:name="MP5" style:family="paragraph" style:parent-style-name="Header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6.503cm" style:type="right"/>
        </style:tab-stops>
      </style:paragraph-properties>
      <style:text-properties fo:color="#0000ff" loext:opacity="100%" fo:font-weight="bold" style:font-weight-asian="bold"/>
    </style:style>
    <style:style style:name="MP6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T1" style:family="text">
      <style:text-properties fo:color="#0000ff" loext:opacity="100%" fo:font-weight="bold" style:font-weight-asian="bold"/>
    </style:style>
    <style:style style:name="MT2" style:family="text">
      <style:text-properties officeooo:rsid="00172a6a"/>
    </style:style>
    <style:style style:name="MT3" style:family="text">
      <style:text-properties fo:font-size="9.5pt" officeooo:rsid="0017a702" style:font-size-asian="9.5pt"/>
    </style:style>
    <style:style style:name="MT4" style:family="text">
      <style:text-properties fo:font-size="9.5pt" style:font-size-asian="9.5pt"/>
    </style:style>
    <style:style style:name="MT5" style:family="text">
      <style:text-properties fo:font-size="9.5pt" officeooo:rsid="0037c6c2" style:font-size-asian="9.5pt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fo:background-color="transparent" style:dynamic-spacing="true" draw:fill="none"/>
      </style:header-style>
      <style:footer-style>
        <style:header-footer-properties fo:min-height="1.27cm" fo:margin-left="0cm" fo:margin-right="0cm" fo:margin-top="1.169cm" fo:background-color="transparent" style:dynamic-spacing="true" draw:fill="non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fo:background-color="transparent" style:dynamic-spacing="true" draw:fill="none"/>
      </style:header-style>
      <style:footer-style>
        <style:header-footer-properties fo:min-height="1.27cm" fo:margin-left="0cm" fo:margin-right="0cm" fo:margin-top="1.169cm" fo:background-color="transparent" style:dynamic-spacing="true" draw:fill="non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fo:background-color="transparent" style:dynamic-spacing="true" draw:fill="non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 style:next-style-name="Conversion_20_1">
      <style:header>
        <text:p text:style-name="MP1"><draw:frame draw:style-name="Mfr1" draw:name="Image4" text:anchor-type="char" svg:x="-3.371cm" svg:y="-1.191cm" svg:width="4.995cm" svg:height="2.096cm" draw:z-index="4"><draw:image xlink:href="Pictures/10000001000001490000008A66CCE540B62A0CC5.png" xlink:type="simple" xlink:show="embed" xlink:actuate="onLoad" draw:mime-type="image/png"/></draw:frame><text:span text:style-name="MT1">Cahier des charges</text:span></text:p>
        <text:p text:style-name="MP2"><text:tab/><text:span text:style-name="MT2">Le Tombeau Du Désert Ardent</text:span></text:p>
      </style:header>
      <style:footer>
        <text:p text:style-name="MP3"><text:span text:style-name="MT3">09/02/2023</text:span><text:span text:style-name="MT4"><text:tab/></text:span><text:span text:style-name="MT5">0</text:span><text:span text:style-name="MT3">.</text:span><text:span text:style-name="MT5">1</text:span><text:span text:style-name="MT4"><text:tab/></text:span></text:p>
      </style:footer>
    </style:master-page>
    <style:master-page style:name="Conversion_20_1" style:display-name="Conversion 1" style:page-layout-name="Mpm2" style:next-style-name="Standard">
      <style:header>
        <text:p text:style-name="MP4"><draw:frame draw:style-name="Mfr1" draw:name="Image2" text:anchor-type="char" svg:x="-3.371cm" svg:y="-1.191cm" svg:width="4.995cm" svg:height="2.096cm" draw:z-index="1"><draw:image xlink:href="Pictures/10000001000001490000008A66CCE540B62A0CC5.png" xlink:type="simple" xlink:show="embed" xlink:actuate="onLoad" draw:mime-type="image/png"/></draw:frame><text:span text:style-name="MT1"><text:tab/>Cahier des charges</text:span></text:p>
        <text:p text:style-name="MP5"><text:tab/><text:span text:style-name="MT2">Le Tombeau Du Désert Ardent</text:span></text:p>
      </style:header>
      <style:footer>
        <text:p text:style-name="MP6"><text:span text:style-name="MT3">09/02/2023</text:span><text:span text:style-name="MT4"><text:tab/></text:span><text:span text:style-name="MT5">0.1</text:span><text:span text:style-name="MT4"><text:tab/></text:span></text:p>
      </style:footer>
    </style:master-page>
    <style:master-page style:name="Conversion_20_2" style:display-name="Conversion 2" style:page-layout-name="Mpm3" style:next-style-name="Conversion_20_1">
      <style:header>
        <text:p text:style-name="MP4"><draw:frame draw:style-name="Mfr1" draw:name="Image3" text:anchor-type="char" svg:x="-3.371cm" svg:y="-1.191cm" svg:width="4.995cm" svg:height="2.096cm" draw:z-index="0"><draw:image xlink:href="Pictures/10000001000001490000008A66CCE540B62A0CC5.png" xlink:type="simple" xlink:show="embed" xlink:actuate="onLoad" draw:mime-type="image/png"/></draw:frame><text:span text:style-name="MT1"><text:tab/>Cahier des charges</text:span></text:p>
        <text:p text:style-name="MP5"><text:tab/><text:span text:style-name="MT2">Le Tombeau Du Désert Ardent</text:span></text:p>
      </style:header>
      <style:footer>
        <text:p text:style-name="MP6"><text:span text:style-name="MT4">« date »<text:tab/>« version »<text:tab/>Page </text:span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/>
    <meta:creation-date>2011-10-13T06:51:00</meta:creation-date>
    <dc:date>2023-02-09T10:15:28.224000000</dc:date>
    <meta:print-date>2012-01-03T13:23:00</meta:print-date>
    <meta:editing-cycles>46</meta:editing-cycles>
    <meta:editing-duration>PT7H18M49S</meta:editing-duration>
    <meta:generator>LibreOffice/7.4.2.3$Windows_X86_64 LibreOffice_project/382eef1f22670f7f4118c8c2dd222ec7ad009daf</meta:generator>
    <meta:document-statistic meta:table-count="1" meta:image-count="3" meta:object-count="0" meta:page-count="6" meta:paragraph-count="73" meta:word-count="649" meta:character-count="3783" meta:non-whitespace-character-count="3193"/>
  </office:meta>
</office:document-meta>
</file>